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748" officeooo:paragraph-rsid="000c8748"/>
    </style:style>
    <style:style style:name="P2" style:family="paragraph" style:parent-style-name="Standard">
      <style:text-properties officeooo:rsid="000dc45f" officeooo:paragraph-rsid="000dc45f"/>
    </style:style>
    <style:style style:name="P3" style:family="paragraph" style:parent-style-name="Standard">
      <style:text-properties officeooo:rsid="000dd035" officeooo:paragraph-rsid="000dd035"/>
    </style:style>
    <style:style style:name="P4" style:family="paragraph" style:parent-style-name="Standard">
      <style:text-properties officeooo:rsid="000fc5ae" officeooo:paragraph-rsid="000fc5ae"/>
    </style:style>
    <style:style style:name="P5" style:family="paragraph" style:parent-style-name="Standard">
      <style:text-properties officeooo:rsid="0011e88f" officeooo:paragraph-rsid="0011e88f"/>
    </style:style>
    <style:style style:name="T1" style:family="text">
      <style:text-properties officeooo:rsid="000dc45f"/>
    </style:style>
    <style:style style:name="T2" style:family="text">
      <style:text-properties officeooo:rsid="000dd035"/>
    </style:style>
    <style:style style:name="T3" style:family="text">
      <style:text-properties officeooo:rsid="000fc5ae"/>
    </style:style>
    <style:style style:name="T4" style:family="text">
      <style:text-properties officeooo:rsid="00122f9a"/>
    </style:style>
    <style:style style:name="T5" style:family="text">
      <style:text-properties officeooo:rsid="0013c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UP</text:p>
      <text:p text:style-name="P4">This assignment is done using python with numpy and pyglet. For the assignment I used virtualenv to keep track of dependent libraries.</text:p>
      <text:p text:style-name="P4">So if pip and virtualenv is installed run this command</text:p>
      <text:p text:style-name="P4"><text:tab/>. ./setup.sh</text:p>
      <text:p text:style-name="P4">Make sure there’s a period in front of ./setup.sh</text:p>
      <text:p text:style-name="P4">After the libraries are downloaded run the command</text:p>
      <text:p text:style-name="P4"><text:tab/>python viewer.py &lt;modelfile&gt;</text:p>
      <text:p text:style-name="P4">For example python viewer.py trombone.txt</text:p>
      <text:p text:style-name="P4"/>
      <text:p text:style-name="P5">OBJECTIVES</text:p>
      <text:p text:style-name="P1">1. The Data class in spline.py parses the given format file. It only assumes that all points, scales, rotations, translations are separated with new lines, <text:span text:style-name="T1">for each point, rotation, or translation the elements are separated with white space.</text:span></text:p>
      <text:p text:style-name="P2"/>
      <text:p text:style-name="P2">2. <text:s/><text:span text:style-name="T2">The Data instance is passed over to Swept class which uses the parsed data to create spline loops</text:span></text:p>
      <text:p text:style-name="P2"/>
      <text:p text:style-name="P3">3. <text:s/>With the control points made with Data class, the Swept class <text:span text:style-name="T3">it goes through scaling, then rotating, then transalting.</text:span></text:p>
      <text:p text:style-name="P3"/>
      <text:p text:style-name="P4">4. This is done when Swept class gets the Data instance with making the loops. The splines of scales and rotation and translation are Catmull-Rom splines. <text:span text:style-name="T4">The scales and rotations were calculated using Bezier base matrix, the rotation can’t, so used DeCasteljau’s algorithm with splines.</text:span></text:p>
      <text:p text:style-name="P4"/>
      <text:p text:style-name="P4">5. This can be seen when Swept.draw() is called. It is called when the program’s draw event occurs.</text:p>
      <text:p text:style-name="P4"/>
      <text:p text:style-name="P4">6. To rotate the shape, drag with left mouse button, to translate with the right. To zoom use up, down keys, to dolly in use scroll.</text:p>
      <text:p text:style-name="P4"/>
      <text:p text:style-name="P4">7. I tried to make a jelly fish. Try running with the <text:span text:style-name="T5">models/</text:span>jellyfish.txt as arg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15:02.465851129</meta:creation-date>
    <dc:date>2016-05-03T22:51:18.378383447</dc:date>
    <meta:editing-duration>PT3M15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16" meta:word-count="242" meta:character-count="1455" meta:non-whitespace-character-count="1225"/>
  </office:meta>
</office:document-meta>
</file>